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1c88" officeooo:paragraph-rsid="00191c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 1</text:p>
      <text:p text:style-name="P1"/>
      <text:p text:style-name="P1">\chapter{1.1 Velocidad constante en una dimensión}</text:p>
      <text:p text:style-name="P1"/>
      <text:p text:style-name="P1">\begin{itemize}</text:p>
      <text:p text:style-name="P1">\item 1)</text:p>
      <text:p text:style-name="P1"><text:s text:c="4"/>\begin{lstlisting}</text:p>
      <text:p text:style-name="P1">import matplotlib.pyplot as plt</text:p>
      <text:p text:style-name="P1">import numpy as np</text:p>
      <text:p text:style-name="P1">h=0.01</text:p>
      <text:p text:style-name="P1">x=-5</text:p>
      <text:p text:style-name="P1">vx=2</text:p>
      <text:p text:style-name="P1">ax=0</text:p>
      <text:p text:style-name="P1">px=[]</text:p>
      <text:p text:style-name="P1">pv=[]</text:p>
      <text:p text:style-name="P1">pa=[]</text:p>
      <text:p text:style-name="P1">pt = np.arange(0,10,h)</text:p>
      <text:p text:style-name="P1"/>
      <text:p text:style-name="P1">for t in pt:</text:p>
      <text:p text:style-name="P1"><text:s text:c="4"/>x=x+vx*h</text:p>
      <text:p text:style-name="P1"><text:s text:c="4"/>vx=vx+ax*h</text:p>
      <text:p text:style-name="P1"><text:s text:c="4"/>px.append(x)</text:p>
      <text:p text:style-name="P1"><text:s text:c="4"/>pv.append(vx)</text:p>
      <text:p text:style-name="P1"><text:s text:c="4"/>pa.append(ax)</text:p>
      <text:p text:style-name="P1"/>
      <text:p text:style-name="P1"><text:s text:c="4"/>\end{lstlisting}</text:p>
      <text:p text:style-name="P1"><text:s text:c="4"/></text:p>
      <text:p text:style-name="P1"><text:s text:c="4"/>\begin{figure}</text:p>
      <text:p text:style-name="P1"><text:s text:c="4"/>\centering</text:p>
      <text:p text:style-name="P1"><text:s text:c="4"/>\includegraphics[scale=0.3]{Contents/ejer1.png}</text:p>
      <text:p text:style-name="P1"><text:s text:c="4"/>\end{figure}</text:p>
      <text:p text:style-name="P1"/>
      <text:p text:style-name="P1">\newpage</text:p>
      <text:p text:style-name="P1"/>
      <text:p text:style-name="P1">\item 2) </text:p>
      <text:p text:style-name="P1"><text:s text:c="4"/>\begin{lstlisting}</text:p>
      <text:p text:style-name="P1">import matplotlib.pyplot as plt</text:p>
      <text:p text:style-name="P1">import numpy as np</text:p>
      <text:p text:style-name="P1">h=0.01</text:p>
      <text:p text:style-name="P1">x=7</text:p>
      <text:p text:style-name="P1">vx=1</text:p>
      <text:p text:style-name="P1">ax=0</text:p>
      <text:p text:style-name="P1">px=[]</text:p>
      <text:p text:style-name="P1">pv=[]</text:p>
      <text:p text:style-name="P1">pa=[]</text:p>
      <text:p text:style-name="P1">pt = np.arange(0,10,h)</text:p>
      <text:p text:style-name="P1"/>
      <text:p text:style-name="P1">for t in pt:</text:p>
      <text:p text:style-name="P1"><text:s text:c="4"/>x=x+vx*h</text:p>
      <text:p text:style-name="P1"><text:soft-page-break/><text:s text:c="4"/>vx=vx+ax*h</text:p>
      <text:p text:style-name="P1"><text:s text:c="4"/>px.append(x)</text:p>
      <text:p text:style-name="P1"><text:s text:c="4"/>pv.append(vx)</text:p>
      <text:p text:style-name="P1"><text:s text:c="4"/>pa.append(ax)</text:p>
      <text:p text:style-name="P1"/>
      <text:p text:style-name="P1"><text:s text:c="4"/>\end{lstlisting}</text:p>
      <text:p text:style-name="P1"><text:s text:c="4"/>\begin{figure}</text:p>
      <text:p text:style-name="P1"><text:s text:c="4"/>\centering</text:p>
      <text:p text:style-name="P1"><text:s text:c="4"/>\includegraphics[scale=0.3]{Contents/ejer2.png}</text:p>
      <text:p text:style-name="P1"><text:s text:c="4"/>\end{figure}</text:p>
      <text:p text:style-name="P1"><text:s text:c="4"/></text:p>
      <text:p text:style-name="P1">\newpage</text:p>
      <text:p text:style-name="P1"/>
      <text:p text:style-name="P1"/>
      <text:p text:style-name="P1">\item 3) </text:p>
      <text:p text:style-name="P1"><text:s text:c="4"/>\begin{lstlisting}</text:p>
      <text:p text:style-name="P1">import matplotlib.pyplot as plt</text:p>
      <text:p text:style-name="P1">import numpy as np</text:p>
      <text:p text:style-name="P1">h=0.01</text:p>
      <text:p text:style-name="P1">x=-5</text:p>
      <text:p text:style-name="P1">vx=3</text:p>
      <text:p text:style-name="P1">ax=0</text:p>
      <text:p text:style-name="P1">px=[]</text:p>
      <text:p text:style-name="P1">pv=[]</text:p>
      <text:p text:style-name="P1">pa=[]</text:p>
      <text:p text:style-name="P1">pt = np.arange(0,15,h)</text:p>
      <text:p text:style-name="P1"/>
      <text:p text:style-name="P1">for t in pt:</text:p>
      <text:p text:style-name="P1"><text:tab/>if (t&gt;=3 and t&lt;8):</text:p>
      <text:p text:style-name="P1"><text:tab/><text:tab/>vx=6</text:p>
      <text:p text:style-name="P1"><text:tab/>if(t&gt;=8 and t&lt;10):</text:p>
      <text:p text:style-name="P1"><text:tab/><text:tab/>vx = 3</text:p>
      <text:p text:style-name="P1"><text:tab/>if(t&lt;=10):</text:p>
      <text:p text:style-name="P1"><text:tab/><text:tab/>vx=-2</text:p>
      <text:p text:style-name="P1"/>
      <text:p text:style-name="P1"><text:tab/>x=x+vx*h</text:p>
      <text:p text:style-name="P1"><text:tab/>vx=vx+ax*h</text:p>
      <text:p text:style-name="P1"><text:tab/>px.append(x)</text:p>
      <text:p text:style-name="P1"><text:tab/>pv.append(vx)</text:p>
      <text:p text:style-name="P1"><text:tab/>pa.append(ax)</text:p>
      <text:p text:style-name="P1"/>
      <text:p text:style-name="P1"><text:s text:c="4"/>\end{lstlisting}</text:p>
      <text:p text:style-name="P1"><text:s text:c="4"/>\begin{figure}</text:p>
      <text:p text:style-name="P1"><text:s text:c="4"/>\centering</text:p>
      <text:p text:style-name="P1"><text:s text:c="4"/>\includegraphics[scale=0.5]{Contents/ejer3.png}</text:p>
      <text:p text:style-name="P1"><text:s text:c="4"/>\end{figure}</text:p>
      <text:p text:style-name="P1"/>
      <text:p text:style-name="P1">\newpage</text:p>
      <text:p text:style-name="P1"/>
      <text:p text:style-name="P1"><text:soft-page-break/>\item 4) </text:p>
      <text:p text:style-name="P1"><text:s text:c="4"/>\begin{lstlisting}</text:p>
      <text:p text:style-name="P1">import matplotlib.pyplot as plt</text:p>
      <text:p text:style-name="P1">import numpy as np</text:p>
      <text:p text:style-name="P1">h=0.01</text:p>
      <text:p text:style-name="P1">x=2</text:p>
      <text:p text:style-name="P1">vx=4</text:p>
      <text:p text:style-name="P1">ax=0</text:p>
      <text:p text:style-name="P1">px=[]</text:p>
      <text:p text:style-name="P1">pv=[]</text:p>
      <text:p text:style-name="P1">pa=[]</text:p>
      <text:p text:style-name="P1">pt = np.arange(0,10,h)</text:p>
      <text:p text:style-name="P1"/>
      <text:p text:style-name="P1">for t in pt:</text:p>
      <text:p text:style-name="P1"><text:tab/>vx=vx-ax*h</text:p>
      <text:p text:style-name="P1"><text:tab/>x=x-vx*h</text:p>
      <text:p text:style-name="P1"><text:tab/>px.append(x)</text:p>
      <text:p text:style-name="P1"><text:tab/>pv.append(vx)</text:p>
      <text:p text:style-name="P1"><text:tab/>pa.append(ax)</text:p>
      <text:p text:style-name="P1"/>
      <text:p text:style-name="P1"><text:s text:c="4"/>\end{lstlisting}</text:p>
      <text:p text:style-name="P1"><text:s text:c="4"/>\begin{figure}</text:p>
      <text:p text:style-name="P1"><text:s text:c="4"/>\centering</text:p>
      <text:p text:style-name="P1"><text:s text:c="4"/>\includegraphics[scale=0.3]{Contents/ejer4.png}</text:p>
      <text:p text:style-name="P1"><text:s text:c="4"/>\end{figure}</text:p>
      <text:p text:style-name="P1"/>
      <text:p text:style-name="P1"/>
      <text:p text:style-name="P1">\newpage</text:p>
      <text:p text:style-name="P1"/>
      <text:p text:style-name="P1">\item 5) </text:p>
      <text:p text:style-name="P1"><text:s text:c="4"/>\begin{lstlisting}</text:p>
      <text:p text:style-name="P1">import matplotlib.pyplot as plt</text:p>
      <text:p text:style-name="P1">import numpy as np</text:p>
      <text:p text:style-name="P1">h=0.01</text:p>
      <text:p text:style-name="P1">xf=2</text:p>
      <text:p text:style-name="P1">t=10</text:p>
      <text:p text:style-name="P1">vx=4</text:p>
      <text:p text:style-name="P1">x0=xf - t*vx</text:p>
      <text:p text:style-name="P1">ax=0</text:p>
      <text:p text:style-name="P1">px=[]</text:p>
      <text:p text:style-name="P1">pv=[]</text:p>
      <text:p text:style-name="P1">pa=[]</text:p>
      <text:p text:style-name="P1">pt = np.arange(0,t,h)</text:p>
      <text:p text:style-name="P1"/>
      <text:p text:style-name="P1">for t in pt:</text:p>
      <text:p text:style-name="P1"><text:tab/>x0=x0-vx*h</text:p>
      <text:p text:style-name="P1"><text:tab/>vx=vx-ax*h</text:p>
      <text:p text:style-name="P1"><text:tab/>px.append(x0)</text:p>
      <text:p text:style-name="P1"><text:tab/>pv.append(vx)</text:p>
      <text:p text:style-name="P1"><text:soft-page-break/><text:tab/>pa.append(ax)</text:p>
      <text:p text:style-name="P1"/>
      <text:p text:style-name="P1"><text:s text:c="4"/>\end{lstlisting}</text:p>
      <text:p text:style-name="P1"><text:s text:c="4"/>\begin{figure}</text:p>
      <text:p text:style-name="P1"><text:s text:c="4"/>\centering</text:p>
      <text:p text:style-name="P1"><text:s text:c="4"/>\includegraphics[scale=0.3]{Contents/ejer5.png}</text:p>
      <text:p text:style-name="P1"><text:s text:c="4"/>\end{figure}</text:p>
      <text:p text:style-name="P1"><text:s text:c="4"/></text:p>
      <text:p text:style-name="P1"/>
      <text:p text:style-name="P1"/>
      <text:p text:style-name="P1"><text:s text:c="4"/></text:p>
      <text:p text:style-name="P1">\end{itemize}</text:p>
      <text:p text:style-name="P1"/>
      <text:p text:style-name="P1"/>
      <text:p text:style-name="P1"/>
      <text:p text:style-name="P1"/>
      <text:p text:style-name="P1"/>
      <text:p text:style-name="P1">%%%%%%%%%%%%%%%%%%%%55%%%%%%%%%%%%%%%%%%%%55%%%%%%%%%%%%%%%%%%%%55</text:p>
      <text:p text:style-name="P1"/>
      <text:p text:style-name="P1"/>
      <text:p text:style-name="P1">\chapter{1.2 Velocidad constante en dos dimensiones}</text:p>
      <text:p text:style-name="P1"/>
      <text:p text:style-name="P1">\begin{itemize}</text:p>
      <text:p text:style-name="P1"><text:s text:c="4"/>\item 1)</text:p>
      <text:p text:style-name="P1"><text:s text:c="4"/>\begin{lstlisting}</text:p>
      <text:p text:style-name="P1">import matplotlib.pyplot as plt</text:p>
      <text:p text:style-name="P1">import numpy as np</text:p>
      <text:p text:style-name="P1">h=0.01</text:p>
      <text:p text:style-name="P1">x=5</text:p>
      <text:p text:style-name="P1">y=4</text:p>
      <text:p text:style-name="P1">vx=-2</text:p>
      <text:p text:style-name="P1">vy=0</text:p>
      <text:p text:style-name="P1">ax=0</text:p>
      <text:p text:style-name="P1">ay=0</text:p>
      <text:p text:style-name="P1">px=[]</text:p>
      <text:p text:style-name="P1">py=[]</text:p>
      <text:p text:style-name="P1">pv=[]</text:p>
      <text:p text:style-name="P1">pa=[]</text:p>
      <text:p text:style-name="P1">pt = np.arange(2,5,h)</text:p>
      <text:p text:style-name="P1"/>
      <text:p text:style-name="P1">for t in pt:</text:p>
      <text:p text:style-name="P1"><text:tab/>x=x+vx*h</text:p>
      <text:p text:style-name="P1"><text:tab/>y=y+vy*h</text:p>
      <text:p text:style-name="P1"><text:tab/>vx=vx+ax*h</text:p>
      <text:p text:style-name="P1"><text:tab/>vy=vy+ay*h</text:p>
      <text:p text:style-name="P1"><text:tab/>px.append(x)</text:p>
      <text:p text:style-name="P1"><text:tab/>py.append(y)</text:p>
      <text:p text:style-name="P1"><text:tab/>pv.append([vx,vy])</text:p>
      <text:p text:style-name="P1"><text:soft-page-break/><text:tab/>pa.append([ax,ay])</text:p>
      <text:p text:style-name="P1"/>
      <text:p text:style-name="P1"><text:s text:c="4"/>\end{lstlisting}</text:p>
      <text:p text:style-name="P1"><text:s text:c="4"/>\begin{figure}</text:p>
      <text:p text:style-name="P1"><text:s text:c="4"/>\centering</text:p>
      <text:p text:style-name="P1"><text:s text:c="4"/>\includegraphics[scale=0.3]{Contents/ejer2_1.png}</text:p>
      <text:p text:style-name="P1"><text:s text:c="4"/>\end{figure} <text:s text:c="3"/></text:p>
      <text:p text:style-name="P1">\newpage</text:p>
      <text:p text:style-name="P1"><text:s text:c="4"/>\item 2)</text:p>
      <text:p text:style-name="P1"><text:s text:c="4"/>\begin{lstlisting}</text:p>
      <text:p text:style-name="P1">import matplotlib.pyplot as plt</text:p>
      <text:p text:style-name="P1">import numpy as np</text:p>
      <text:p text:style-name="P1">h=0.01</text:p>
      <text:p text:style-name="P1">t=5</text:p>
      <text:p text:style-name="P1">ax=0</text:p>
      <text:p text:style-name="P1">velocidad = np.array([2,4,0])</text:p>
      <text:p text:style-name="P1">posicion = np.array([-3,-4,0])</text:p>
      <text:p text:style-name="P1">vx=0</text:p>
      <text:p text:style-name="P1">pt = np.arange(0,t,h)</text:p>
      <text:p text:style-name="P1">px=[]</text:p>
      <text:p text:style-name="P1">pv=[]</text:p>
      <text:p text:style-name="P1">pa=[]</text:p>
      <text:p text:style-name="P1">py=[]</text:p>
      <text:p text:style-name="P1">pvy=[]</text:p>
      <text:p text:style-name="P1"/>
      <text:p text:style-name="P1"/>
      <text:p text:style-name="P1">for t in pt:</text:p>
      <text:p text:style-name="P1"><text:tab/>velocidad_mas=velocidad*h</text:p>
      <text:p text:style-name="P1"><text:tab/>posicion=posicion+velocidad_mas</text:p>
      <text:p text:style-name="P1"><text:tab/>velocidad=velocidad+ax*h</text:p>
      <text:p text:style-name="P1"><text:tab/>px.append(posicion[0])</text:p>
      <text:p text:style-name="P1"><text:tab/>pv.append(velocidad[0])</text:p>
      <text:p text:style-name="P1"><text:tab/>py.append(posicion[1])</text:p>
      <text:p text:style-name="P1"><text:tab/>pvy.append(velocidad[1])</text:p>
      <text:p text:style-name="P1"><text:tab/>pa.append(ax)</text:p>
      <text:p text:style-name="P1"/>
      <text:p text:style-name="P1"><text:s text:c="4"/>\end{lstlisting}</text:p>
      <text:p text:style-name="P1"><text:s text:c="4"/>\begin{figure}</text:p>
      <text:p text:style-name="P1"><text:s text:c="4"/>\centering</text:p>
      <text:p text:style-name="P1"><text:s text:c="4"/>\includegraphics[scale=0.3]{Contents/ejer2_2.png}</text:p>
      <text:p text:style-name="P1"><text:s text:c="4"/>\end{figure} <text:s text:c="3"/></text:p>
      <text:p text:style-name="P1">\newpage</text:p>
      <text:p text:style-name="P1"><text:s text:c="4"/>\item 2)</text:p>
      <text:p text:style-name="P1"><text:s text:c="4"/>\begin{lstlisting}</text:p>
      <text:p text:style-name="P1">import matplotlib.pyplot as plt</text:p>
      <text:p text:style-name="P1">import numpy as np</text:p>
      <text:p text:style-name="P1">h=0.01</text:p>
      <text:p text:style-name="P1">t=5</text:p>
      <text:p text:style-name="P1">ax=0</text:p>
      <text:p text:style-name="P1"><text:soft-page-break/>velocidad = np.array([4,-3,0])</text:p>
      <text:p text:style-name="P1">posicion = np.array([3,-4,0])</text:p>
      <text:p text:style-name="P1">vx=0</text:p>
      <text:p text:style-name="P1">pt = np.arange(0,t,h)</text:p>
      <text:p text:style-name="P1">px=[]</text:p>
      <text:p text:style-name="P1">pv=[]</text:p>
      <text:p text:style-name="P1">pa=[]</text:p>
      <text:p text:style-name="P1">py=[]</text:p>
      <text:p text:style-name="P1">pvy=[]</text:p>
      <text:p text:style-name="P1"/>
      <text:p text:style-name="P1"/>
      <text:p text:style-name="P1">for t in pt:</text:p>
      <text:p text:style-name="P1"><text:tab/>velocidad_mas=velocidad*h</text:p>
      <text:p text:style-name="P1"><text:tab/>posicion=posicion+velocidad_mas</text:p>
      <text:p text:style-name="P1"><text:tab/>velocidad=velocidad+ax*h</text:p>
      <text:p text:style-name="P1"><text:tab/>px.append(posicion[0])</text:p>
      <text:p text:style-name="P1"><text:tab/>pv.append(velocidad[0])</text:p>
      <text:p text:style-name="P1"><text:tab/>py.append(posicion[1])</text:p>
      <text:p text:style-name="P1"><text:tab/>pvy.append(velocidad[1])</text:p>
      <text:p text:style-name="P1"><text:tab/>pa.append(ax)</text:p>
      <text:p text:style-name="P1"/>
      <text:p text:style-name="P1"><text:s text:c="4"/>\end{lstlisting}</text:p>
      <text:p text:style-name="P1"><text:s text:c="4"/>\begin{figure}</text:p>
      <text:p text:style-name="P1"><text:s text:c="4"/>\centering</text:p>
      <text:p text:style-name="P1"><text:s text:c="4"/>\includegraphics[scale=0.3]{Contents/ejer2_3.png}</text:p>
      <text:p text:style-name="P1"><text:s text:c="4"/>\end{figure}</text:p>
      <text:p text:style-name="P1"><text:s text:c="4"/></text:p>
      <text:p text:style-name="P1"><text:s text:c="4"/></text:p>
      <text:p text:style-name="P1">\end{itemize}</text:p>
      <text:p text:style-name="P1"/>
      <text:p text:style-name="P1">\chapter{1.3 Velocidad constante en tres dimensiones}</text:p>
      <text:p text:style-name="P1">\begin{itemize}</text:p>
      <text:p text:style-name="P1"><text:s text:c="4"/>\item 1)</text:p>
      <text:p text:style-name="P1"><text:s text:c="4"/>\begin{lstlisting}</text:p>
      <text:p text:style-name="P1">import matplotlib.pyplot as plt</text:p>
      <text:p text:style-name="P1">import numpy as np</text:p>
      <text:p text:style-name="P1">h=0.01</text:p>
      <text:p text:style-name="P1">t=0</text:p>
      <text:p text:style-name="P1">ax=0</text:p>
      <text:p text:style-name="P1">velocidad = np.array([2,4,0])</text:p>
      <text:p text:style-name="P1">posicion = np.array([-3,-4,-5])</text:p>
      <text:p text:style-name="P1">vx=0</text:p>
      <text:p text:style-name="P1">pt = np.arange(t,10,h)</text:p>
      <text:p text:style-name="P1">px=[]</text:p>
      <text:p text:style-name="P1">pv=[]</text:p>
      <text:p text:style-name="P1">pa=[]</text:p>
      <text:p text:style-name="P1">py=[]</text:p>
      <text:p text:style-name="P1">pvy=[]</text:p>
      <text:p text:style-name="P1"/>
      <text:p text:style-name="P1"><text:soft-page-break/></text:p>
      <text:p text:style-name="P1">for t in pt:</text:p>
      <text:p text:style-name="P1"><text:tab/>velocidad_mas=velocidad*h</text:p>
      <text:p text:style-name="P1"><text:tab/>posicion=posicion+velocidad_mas</text:p>
      <text:p text:style-name="P1"><text:tab/>velocidad=velocidad+ax*h</text:p>
      <text:p text:style-name="P1"><text:tab/>px.append(posicion[0])</text:p>
      <text:p text:style-name="P1"><text:tab/>pv.append(velocidad[0])</text:p>
      <text:p text:style-name="P1"><text:tab/>py.append(posicion[1])</text:p>
      <text:p text:style-name="P1"><text:tab/>pvy.append(velocidad[1])</text:p>
      <text:p text:style-name="P1"><text:tab/>pa.append(ax)</text:p>
      <text:p text:style-name="P1"/>
      <text:p text:style-name="P1"><text:s text:c="4"/>\end{lstlisting}</text:p>
      <text:p text:style-name="P1"><text:s text:c="4"/>\begin{figure}</text:p>
      <text:p text:style-name="P1"><text:s text:c="4"/>\centering</text:p>
      <text:p text:style-name="P1"><text:s text:c="4"/>\includegraphics[scale=0.3]{Contents/ejer3_1.png}</text:p>
      <text:p text:style-name="P1"><text:s text:c="4"/>\end{figure}</text:p>
      <text:p text:style-name="P1"/>
      <text:p text:style-name="P1">\newpage</text:p>
      <text:p text:style-name="P1"><text:s text:c="4"/>\item 2)</text:p>
      <text:p text:style-name="P1"><text:s text:c="4"/>\begin{lstlisting}</text:p>
      <text:p text:style-name="P1">import matplotlib.pyplot as plt</text:p>
      <text:p text:style-name="P1">import numpy as np</text:p>
      <text:p text:style-name="P1">h=0.01</text:p>
      <text:p text:style-name="P1">t=10</text:p>
      <text:p text:style-name="P1">ax=0</text:p>
      <text:p text:style-name="P1">velocidad = np.array([-2,4,6])</text:p>
      <text:p text:style-name="P1">posicion = np.array([3,-4,5])</text:p>
      <text:p text:style-name="P1">vx=0</text:p>
      <text:p text:style-name="P1">pt = np.arange(0,t,h)</text:p>
      <text:p text:style-name="P1">px=[]</text:p>
      <text:p text:style-name="P1">pv=[]</text:p>
      <text:p text:style-name="P1">pa=[]</text:p>
      <text:p text:style-name="P1">py=[]</text:p>
      <text:p text:style-name="P1">pvy=[]</text:p>
      <text:p text:style-name="P1"/>
      <text:p text:style-name="P1"/>
      <text:p text:style-name="P1">for t in pt:</text:p>
      <text:p text:style-name="P1"><text:tab/>velocidad_mas=velocidad*h</text:p>
      <text:p text:style-name="P1"><text:tab/>posicion=posicion+velocidad_mas</text:p>
      <text:p text:style-name="P1"><text:tab/>velocidad=velocidad+ax*h</text:p>
      <text:p text:style-name="P1"><text:tab/>px.append(posicion[0])</text:p>
      <text:p text:style-name="P1"><text:tab/>pv.append(velocidad[0])</text:p>
      <text:p text:style-name="P1"><text:tab/>py.append(posicion[1])</text:p>
      <text:p text:style-name="P1"><text:tab/>pvy.append(velocidad[1])</text:p>
      <text:p text:style-name="P1"><text:tab/>pa.append(ax)</text:p>
      <text:p text:style-name="P1"><text:s text:c="4"/>\end{lstlisting}</text:p>
      <text:p text:style-name="P1"><text:s text:c="4"/>\begin{figure}</text:p>
      <text:p text:style-name="P1"><text:s text:c="4"/>\centering</text:p>
      <text:p text:style-name="P1"><text:s text:c="4"/>\includegraphics[scale=0.3]{Contents/3_2.png}</text:p>
      <text:p text:style-name="P1"><text:soft-page-break/><text:s text:c="4"/>\end{figure}</text:p>
      <text:p text:style-name="P1">\end{itemize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07:46:26.320827368</meta:creation-date>
    <dc:date>2020-09-22T07:47:40.493063570</dc:date>
    <meta:editing-duration>PT1M19S</meta:editing-duration>
    <meta:editing-cycles>1</meta:editing-cycles>
    <meta:document-statistic meta:table-count="0" meta:image-count="0" meta:object-count="0" meta:page-count="8" meta:paragraph-count="297" meta:word-count="452" meta:character-count="4666" meta:non-whitespace-character-count="4105"/>
    <meta:generator>LibreOffice/6.4.6.2$Linux_X86_64 LibreOffice_project/40$Build-2</meta:generator>
  </office:meta>
</office:document-meta>
</file>